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965in" style:rel-column-width="859*"/>
    </style:style>
    <style:style style:name="Table1.B" style:family="table-column">
      <style:table-column-properties style:column-width="1.4014in" style:rel-column-width="2018*"/>
    </style:style>
    <style:style style:name="Table1.C" style:family="table-column">
      <style:table-column-properties style:column-width="2.9167in" style:rel-column-width="4200*"/>
    </style:style>
    <style:style style:name="Table1.D" style:family="table-column">
      <style:table-column-properties style:column-width="0.8715in" style:rel-column-width="1255*"/>
    </style:style>
    <style:style style:name="Table1.E" style:family="table-column">
      <style:table-column-properties style:column-width="1.1389in" style:rel-column-width="1640*"/>
    </style:style>
    <style:style style:name="Table1.1" style:family="table-row">
      <style:table-row-properties style:min-row-height="0.473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1.8014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6854in"/>
    </style:style>
    <style:style style:name="P1" style:family="paragraph" style:parent-style-name="Table_20_Contents">
      <style:text-properties officeooo:paragraph-rsid="00181753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officeooo:paragraph-rsid="00181753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Table_20_Contents">
      <style:text-properties style:font-name="Calibri" officeooo:paragraph-rsid="00191d4f"/>
    </style:style>
    <style:style style:name="T1" style:family="text">
      <style:text-properties officeooo:rsid="0018175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81753"/>
    </style:style>
    <style:style style:name="T4" style:family="text">
      <style:text-properties style:font-name="Calibri" officeooo:rsid="0018294b"/>
    </style:style>
    <style:style style:name="T5" style:family="text">
      <style:text-properties style:font-name="Calibri" fo:language="el" fo:country="GR" officeooo:rsid="0018294b"/>
    </style:style>
    <style:style style:name="T6" style:family="text">
      <style:text-properties style:font-name="Calibri" officeooo:rsid="00191d4f"/>
    </style:style>
    <style:style style:name="T7" style:family="text">
      <style:text-properties style:font-name="Calibri" fo:font-style="italic" style:font-style-asian="italic" style:font-style-complex="italic"/>
    </style:style>
    <style:style style:name="T8" style:family="text">
      <style:text-properties style:font-name="Calibri" fo:font-style="italic" officeooo:rsid="00181753" style:font-style-asian="italic" style:font-style-complex="italic"/>
    </style:style>
    <style:style style:name="T9" style:family="text">
      <style:text-properties style:font-name="Calibri" fo:font-style="italic" officeooo:rsid="00191d4f" style:font-style-asian="italic" style:font-style-complex="italic"/>
    </style:style>
    <style:style style:name="T10" style:family="text">
      <style:text-properties style:font-name="Calibri" fo:font-style="normal" style:font-style-asian="normal" style:font-style-complex="normal"/>
    </style:style>
    <style:style style:name="T11" style:family="text">
      <style:text-properties style:font-name="Calibri" fo:font-style="normal" officeooo:rsid="00181753" style:font-style-asian="normal" style:font-style-complex="normal"/>
    </style:style>
    <style:style style:name="T12" style:family="text">
      <style:text-properties style:font-name="Calibri" fo:font-style="normal" officeooo:rsid="00191d4f" style:font-style-asian="normal" style:font-style-complex="normal"/>
    </style:style>
    <style:style style:name="T13" style:family="text">
      <style:text-properties fo:language="el" fo:country="G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91d4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91d4f" style:font-style-asian="normal" style:font-style-complex="normal"/>
    </style:style>
    <style:style style:name="T20" style:family="text">
      <style:text-properties fo:font-style="normal" officeooo:rsid="0018175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Use case </text:p>
          </table:table-cell>
          <table:table-cell table:style-name="Table1.A1" office:value-type="string">
            <text:p text:style-name="P4">Actor --&gt; Boundary </text:p>
          </table:table-cell>
          <table:table-cell table:style-name="Table1.A1" office:value-type="string">
            <text:p text:style-name="P4">Control logic </text:p>
          </table:table-cell>
          <table:table-cell table:style-name="Table1.A1" office:value-type="string">
            <text:p text:style-name="P4">Entities </text:p>
          </table:table-cell>
          <table:table-cell table:style-name="Table1.E1" office:value-type="string">
            <text:p text:style-name="P4">Alt-flows </text:p>
          </table:table-cell>
        </table:table-row>
        <table:table-row table:style-name="Table1.2">
          <table:table-cell table:style-name="Table1.A2" office:value-type="string">
            <text:p text:style-name="P2">Make / Show Friends </text:p>
          </table:table-cell>
          <table:table-cell table:style-name="Table1.A2" office:value-type="string">
            <text:p text:style-name="Table_20_Contents"><text:span text:style-name="Source_20_Text"><text:span text:style-name="T2">Rest_Customer</text:span></text:span><text:span text:style-name="T2"> clicks </text:span><text:span text:style-name="Strong_20_Emphasis"><text:span text:style-name="T2">FriendsScreen</text:span></text:span><text:span text:style-name="T2"> </text:span></text:p>
          </table:table-cell>
          <table:table-cell table:style-name="Table1.A2" office:value-type="string">
            <text:p text:style-name="P1"><text:span text:style-name="Strong_20_Emphasis"><text:span text:style-name="T10">FriendsController:</text:span></text:span><text:span text:style-name="T10"> <text:s/></text:span><text:span text:style-name="T11"><text:s/></text:span><text:span text:style-name="Source_20_Text"><text:span text:style-name="T12">User.findByPhone(phone)</text:span></text:span><text:span text:style-name="T12"> </text:span><text:span text:style-name="Emphasis"><text:span text:style-name="T12">(validate)</text:span></text:span><text:span text:style-name="T12"><text:line-break/>2. </text:span><text:span text:style-name="Source_20_Text"><text:span text:style-name="T12">FriendsList.addFriend(userId)</text:span></text:span><text:span text:style-name="T12"> </text:span><text:span text:style-name="Emphasis"><text:span text:style-name="T12">(optional, if user presses “Add”)</text:span></text:span><text:span text:style-name="T12"><text:line-break/>3. </text:span><text:span text:style-name="Source_20_Text"><text:span text:style-name="T12">FriendsList.getAll()</text:span></text:span><text:span text:style-name="T12"> </text:span><text:span text:style-name="Emphasis"><text:span text:style-name="T12">(fetch current list)</text:span></text:span><text:span text:style-name="T12"><text:line-break/>4. </text:span><text:span text:style-name="Source_20_Text"><text:span text:style-name="T12">FriendsScreen.displayFriends(list)</text:span></text:span><text:span text:style-name="T12"> </text:span></text:p>
          </table:table-cell>
          <table:table-cell table:style-name="Table1.A2" office:value-type="string">
            <text:p text:style-name="P2"><text:span text:style-name="Source_20_Text"><text:span text:style-name="T2">User</text:span></text:span>, <text:span text:style-name="Source_20_Text"><text:span text:style-name="T2">FriendsList</text:span></text:span> </text:p>
          </table:table-cell>
          <table:table-cell table:style-name="Table1.E2" office:value-type="string">
            <text:p text:style-name="P2"><text:span text:style-name="Source_20_Text"><text:span text:style-name="T2">«alt» FriendNotFound</text:span></text:span> --&gt; screen shows <text:span text:style-name="Emphasis">“No such user”</text:span> </text:p>
          </table:table-cell>
        </table:table-row>
        <table:table-row table:style-name="Table1.3">
          <table:table-cell table:style-name="Table1.A2" office:value-type="string">
            <text:p text:style-name="P2">Search Food </text:p>
          </table:table-cell>
          <table:table-cell table:style-name="Table1.A2" office:value-type="string">
            <text:p text:style-name="Table_20_Contents"><text:span text:style-name="Source_20_Text"><text:span text:style-name="T2">Rest_Customer</text:span></text:span><text:span text:style-name="T2"> enters keywords / taps </text:span><text:span text:style-name="Strong_20_Emphasis"><text:span text:style-name="T2">FoodSearchScreen</text:span></text:span><text:span text:style-name="T2"> </text:span></text:p>
          </table:table-cell>
          <table:table-cell table:style-name="Table1.A2" office:value-type="string">
            <text:p text:style-name="P3"><text:span text:style-name="Strong_20_Emphasis">FoodSearchController:</text:span></text:p>
            <text:p text:style-name="P5"><text:span text:style-name="T18">1. </text:span><text:span text:style-name="Source_20_Text"><text:span text:style-name="T10">Dish.findByKeyword(k)</text:span></text:span><text:span text:style-name="T18"><text:line-break/>2. </text:span><text:span text:style-name="Source_20_Text"><text:span text:style-name="T10">Recipe.findByDishIds(ids)</text:span></text:span><text:span text:style-name="T18"> </text:span><text:span text:style-name="Emphasis"><text:span text:style-name="T18">(batch)</text:span></text:span><text:span text:style-name="T18"><text:line-break/>3.</text:span><text:span text:style-name="Source_20_Text"><text:span text:style-name="T10">SortHelper.sort(results,strategy)</text:span></text:span><text:span text:style-name="T18"> ,</text:span></text:p>
            <text:p text:style-name="P5"><text:span text:style-name="Emphasis"><text:span text:style-name="T18">strategy:</text:span></text:span><text:span text:style-name="Emphasis"><text:span text:style-name="T19">(</text:span></text:span><text:span text:style-name="Emphasis"><text:span text:style-name="T18">by-rating, alphabetic, cheapest</text:span></text:span><text:span text:style-name="Emphasis"><text:span text:style-name="T19">)</text:span></text:span><text:span text:style-name="T18"><text:line-break/>4.</text:span><text:span text:style-name="Source_20_Text"><text:span text:style-name="T10">FoodSearchScreen.display(results)</text:span></text:span><text:span text:style-name="T18"> </text:span></text:p>
          </table:table-cell>
          <table:table-cell table:style-name="Table1.A2" office:value-type="string">
            <text:p text:style-name="P2"><text:span text:style-name="Source_20_Text"><text:span text:style-name="T2">Dish</text:span></text:span>, <text:span text:style-name="Source_20_Text"><text:span text:style-name="T2">Recipe</text:span></text:span> </text:p>
          </table:table-cell>
          <table:table-cell table:style-name="Table1.E2" office:value-type="string">
            <text:p text:style-name="P2"><text:span text:style-name="Source_20_Text"><text:span text:style-name="T2">«alt» NoResults</text:span></text:span> → screen shows <text:span text:style-name="Emphasis">“No matches”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9:27:31.581000000</meta:creation-date>
    <dc:date>2025-04-23T20:25:22.181000000</dc:date>
    <meta:editing-duration>PT13M31S</meta:editing-duration>
    <meta:editing-cycles>2</meta:editing-cycles>
    <meta:generator>LibreOffice/24.2.5.2$Windows_X86_64 LibreOffice_project/bffef4ea93e59bebbeaf7f431bb02b1a39ee8a59</meta:generator>
    <meta:document-statistic meta:table-count="1" meta:image-count="0" meta:object-count="0" meta:page-count="1" meta:paragraph-count="17" meta:word-count="74" meta:character-count="715" meta:non-whitespace-character-count="643"/>
  </office:meta>
</office:document-meta>
</file>